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officeooo:rsid="000b23f1" officeooo:paragraph-rsid="002e0006" style:font-size-asian="14pt" style:font-size-complex="14pt"/>
    </style:style>
    <style:style style:name="P2" style:family="paragraph" style:parent-style-name="Standard">
      <style:text-properties fo:font-size="14pt" officeooo:rsid="00106130" officeooo:paragraph-rsid="002e0006" style:font-size-asian="14pt" style:font-size-complex="14pt"/>
    </style:style>
    <style:style style:name="P3" style:family="paragraph" style:parent-style-name="Standard">
      <style:text-properties fo:font-size="14pt" officeooo:rsid="00124f49" officeooo:paragraph-rsid="002e0006" style:font-size-asian="14pt" style:font-size-complex="14pt"/>
    </style:style>
    <style:style style:name="P4" style:family="paragraph" style:parent-style-name="Standard">
      <style:text-properties fo:font-size="14pt" officeooo:rsid="000cef9d" officeooo:paragraph-rsid="002e0006" style:font-size-asian="14pt" style:font-size-complex="14pt"/>
    </style:style>
    <style:style style:name="P5" style:family="paragraph" style:parent-style-name="Standard">
      <style:text-properties fo:font-size="14pt" officeooo:rsid="0021de98" officeooo:paragraph-rsid="002e0006" style:font-size-asian="14pt" style:font-size-complex="14pt"/>
    </style:style>
    <style:style style:name="P6" style:family="paragraph" style:parent-style-name="Standard">
      <style:text-properties fo:font-size="14pt" officeooo:rsid="00106130" officeooo:paragraph-rsid="002e0006" style:font-size-asian="14pt" style:font-size-complex="14pt"/>
    </style:style>
    <style:style style:name="T1" style:family="text">
      <style:text-properties officeooo:rsid="000cef9d"/>
    </style:style>
    <style:style style:name="T2" style:family="text">
      <style:text-properties officeooo:rsid="000d43bd"/>
    </style:style>
    <style:style style:name="T3" style:family="text">
      <style:text-properties officeooo:rsid="00124f49"/>
    </style:style>
    <style:style style:name="T4" style:family="text">
      <style:text-properties fo:font-weight="bold" style:font-weight-asian="bold" style:font-weight-complex="bold"/>
    </style:style>
    <style:style style:name="T5" style:family="text">
      <style:text-properties fo:font-weight="bold" officeooo:rsid="002388d8" style:font-weight-asian="bold" style:font-weight-complex="bold"/>
    </style:style>
    <style:style style:name="T6" style:family="text">
      <style:text-properties officeooo:rsid="0017e402"/>
    </style:style>
    <style:style style:name="T7" style:family="text">
      <style:text-properties officeooo:rsid="00191709"/>
    </style:style>
    <style:style style:name="T8" style:family="text">
      <style:text-properties officeooo:rsid="001f6900"/>
    </style:style>
    <style:style style:name="T9" style:family="text">
      <style:text-properties officeooo:rsid="002010aa"/>
    </style:style>
    <style:style style:name="T10" style:family="text">
      <style:text-properties officeooo:rsid="0023ba2b"/>
    </style:style>
    <style:style style:name="T11" style:family="text">
      <style:text-properties officeooo:rsid="002549ee"/>
    </style:style>
    <style:style style:name="T12" style:family="text">
      <style:text-properties officeooo:rsid="002700a3"/>
    </style:style>
    <style:style style:name="T13" style:family="text">
      <style:text-properties officeooo:rsid="0029a789"/>
    </style:style>
    <style:style style:name="T14" style:family="text">
      <style:text-properties officeooo:rsid="002dbfe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Goddess:</text:span> A<text:span text:style-name="T3"> </text:span>persona born of a need to feel <text:span text:style-name="T13">whole</text:span>. We had always felt at odds with ourselves, but now we trust ourselves, and are at peace. <text:span text:style-name="T13">Acts as all of us, speaks slowly and softly, often comforting and consoling our entire selves. Rarely commits even a single action without stopping to consider our entire thoughts. Difficult to maintain while interacting with others outside of ourselves. Can be identified in writing by an overly elegant vocabulary, and a calm and focused tone.</text:span></text:p>
      <text:p text:style-name="P2"/>
      <text:p text:style-name="P2">One of two personae born from an event we simply refer to as "The Thing." Before this event, we thought of ourselves as singular. Just a confused girl drifting through life, constantly in-doubt about herself, always feeling like she was a different person from day to day, moment to moment.&lt;br&gt;&lt;br&gt;</text:p>
      <text:p text:style-name="P2"/>
      <text:p text:style-name="P2">The one we would later call Aggressiveness reached deep within ourselves, and found the one we would later call Cheerfulness. We promised that, now that we could think of ourselves as different personae, we could learn to trust ourselves, and love ourselves, and the decades of self-hatred seemed to evaporate. The self-affirmation techniques therapists and counselors always recommend simply never worked for us, until we simply stopped saying "I" and "me."</text:p>
      <text:p text:style-name="P2"/>
      <text:p text:style-name="P2">Goddess acts slowly and intently, and speaks calmly and softly. </text:p>
      <text:p text:style-name="P2"/>
      <text:p text:style-name="P3"><text:span text:style-name="T4">Royal:</text:span> <text:span text:style-name="T14">A persona born of a need to heal. Is currently our typical front while not out in public. Often speaks to other personae as they front, comforting and consoling them as Goddess does, though more directly. </text:span></text:p>
      <text:p text:style-name="P3"/>
      <text:p text:style-name="P3"/>
      <text:p text:style-name="P5"><text:span text:style-name="T4">“Radio </text:span><text:span text:style-name="T5">Voice”</text:span><text:span text:style-name="T4">:</text:span> gggggggggggggggg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3T05:15:38.477000000</meta:creation-date>
    <dc:date>2020-10-18T13:17:03.270000000</dc:date>
    <meta:editing-duration>PT4H13M19S</meta:editing-duration>
    <meta:editing-cycles>26</meta:editing-cycles>
    <meta:generator>LibreOffice/6.0.5.2$Windows_X86_64 LibreOffice_project/54c8cbb85f300ac59db32fe8a675ff7683cd5a16</meta:generator>
    <meta:document-statistic meta:table-count="0" meta:image-count="0" meta:object-count="0" meta:page-count="1" meta:paragraph-count="6" meta:word-count="253" meta:character-count="1547" meta:non-whitespace-character-count="1298"/>
  </office:meta>
</office:document-meta>
</file>